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1fc0b6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2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3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1fc0b6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4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220b4b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5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1fe6d4" officeooo:paragraph-rsid="001fe6d4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6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2378bd" officeooo:paragraph-rsid="002378bd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7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2378bd" officeooo:paragraph-rsid="00240048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8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240048" officeooo:paragraph-rsid="00240048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9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25bc8e" officeooo:paragraph-rsid="0025bc8e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10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26a103" officeooo:paragraph-rsid="0026a103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P11" style:family="paragraph" style:parent-style-name="Standard_7e_LT_7e_Gliederung_20_1" style:list-style-name="L1">
      <style:text-properties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officeooo:rsid="0027f90e" officeooo:paragraph-rsid="0027f90e" style:letter-kerning="true" style:font-name-asian="Tahoma" style:font-size-asian="13pt" style:font-style-asian="normal" style:font-weight-asian="normal" style:font-name-complex="Liberation Sans2" style:font-size-complex="12pt" style:text-emphasize="none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style:text-blinking="false" fo:background-color="#ffffff" loext:char-shading-value="0"/>
    </style:style>
    <style:style style:name="T3" style:family="text">
      <style:text-properties fo:font-variant="normal" fo:text-transform="none" fo:letter-spacing="normal" officeooo:rsid="001fc0b6"/>
    </style:style>
    <style:style style:name="T4" style:family="text">
      <style:text-properties officeooo:rsid="001fc0b6"/>
    </style:style>
    <style:style style:name="T5" style:family="text">
      <style:text-properties officeooo:rsid="002400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68499321" text:style-name="L1">
        <text:list-item>
          <text:p text:style-name="P2">Hack‘n‘Slash</text:p>
        </text:list-item>
        <text:list-item>
          <text:p text:style-name="P2">Meistens 3rd person, wechselt aber auch zu 3d sidescroller oder topdown ansicht</text:p>
        </text:list-item>
        <text:list-item>
          <text:p text:style-name="P2">Open World</text:p>
        </text:list-item>
        <text:list-item>
          <text:p text:style-name="P4">In der Zukunft ist die Menschheit nach einem Angriff von Robotern auf den Mond geflohen und führt durch Androiden einen Proxy Krieg auf der Erde</text:p>
        </text:list-item>
        <text:list-item>
          <text:p text:style-name="P4"><text:span text:style-name="T3">Musik von</text:span><text:span text:style-name="T1"> </text:span><text:span text:style-name="T2">Keiichi Okabe</text:span> <text:span text:style-name="T4">komponiert</text:span></text:p>
        </text:list-item>
        <text:list-item>
          <text:p text:style-name="P3">RPG Elemente, Spieler können zwischen mehreren Waffentypen und mehreren Waffen Pro Typ wählen, </text:p>
        </text:list-item>
        <text:list-item>
          <text:p text:style-name="P5">Dabei kann der Spieler abhängig von der Waffenkombination verschiedene Kombos ausführen</text:p>
        </text:list-item>
        <text:list-item>
          <text:p text:style-name="P3"/>
          <text:p text:style-name="P7">detroit become human</text:p>
        </text:list-item>
        <text:list-item>
          <text:p text:style-name="P7">pokemon go</text:p>
        </text:list-item>
        <text:list-item>
          <text:p text:style-name="P7"><text:span text:style-name="T5">c</text:span>sgo</text:p>
        </text:list-item>
        <text:list-item>
          <text:p text:style-name="P8">hots</text:p>
        </text:list-item>
        <text:list-item>
          <text:p text:style-name="P8">borderlands 2</text:p>
        </text:list-item>
        <text:list-item>
          <text:p text:style-name="P8">league</text:p>
        </text:list-item>
        <text:list-item>
          <text:p text:style-name="P8">mariokart</text:p>
        </text:list-item>
        <text:list-item>
          <text:p text:style-name="P9">tetris</text:p>
        </text:list-item>
        <text:list-item>
          <text:p text:style-name="P10">fate go</text:p>
        </text:list-item>
        <text:list-item>
          <text:p text:style-name="P10">ac odyssey</text:p>
        </text:list-item>
        <text:list-item>
          <text:p text:style-name="P10">league 2- electric boogaloo</text:p>
        </text:list-item>
        <text:list-item>
          <text:p text:style-name="P10">cthulu</text:p>
        </text:list-item>
        <text:list-item>
          <text:p text:style-name="P11">League 3</text:p>
        </text:list-item>
        <text:list-item>
          <text:p text:style-name="P11">sims4 2- electric boogaloo</text:p>
          <text:p text:style-name="P6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Objekt_20_ohne_20_Füllung" style:display-name="Objekt ohne Füllung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Überschrift_20_A4" style:display-name="Überschrif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Überschrift_20_A0" style:display-name="Überschrift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n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feil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4:12:02.857000000</meta:creation-date>
    <dc:date>2020-11-11T12:57:28.110000000</dc:date>
    <meta:editing-duration>PT1H38M2S</meta:editing-duration>
    <meta:editing-cycles>3</meta:editing-cycles>
    <meta:generator>Neat_Office/6.2.8.2$Windows_x86 LibreOffice_project/</meta:generator>
    <meta:document-statistic meta:table-count="0" meta:image-count="0" meta:object-count="0" meta:page-count="2" meta:paragraph-count="23" meta:word-count="119" meta:character-count="640" meta:non-whitespace-character-count="564"/>
  </office:meta>
</office:document-meta>
</file>